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Correct</text:p>
          </table:table-cell>
          <table:table-cell table:number-columns-repeated="2" office:value-type="string" calcext:value-type="string">
            <text:p>distWrong</text:p>
          </table:table-cell>
        </table:table-row>
        <table:table-row table:style-name="ro1">
          <table:table-cell/>
          <table:table-cell office:value-type="float" office:value="33.24" calcext:value-type="float">
            <text:p>33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52" calcext:value-type="float">
            <text:p>30.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95" calcext:value-type="float">
            <text:p>28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6" calcext:value-type="float">
            <text:p>2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97" calcext:value-type="float">
            <text:p>9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18" calcext:value-type="float">
            <text:p>32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6" calcext:value-type="float">
            <text:p>5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3" calcext:value-type="float">
            <text:p>2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.19" calcext:value-type="float">
            <text:p>177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01" calcext:value-type="float">
            <text:p>18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12" calcext:value-type="float">
            <text:p>23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.55" calcext:value-type="float">
            <text:p>41.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71" calcext:value-type="float">
            <text:p>17.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5" calcext:value-type="float">
            <text:p>13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9" calcext:value-type="float">
            <text:p>6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01" calcext:value-type="float">
            <text:p>18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.61" calcext:value-type="float">
            <text:p>430.61</text:p>
          </table:table-cell>
          <table:table-cell/>
        </table:table-row>
        <table:table-row table:style-name="ro1">
          <table:table-cell/>
          <table:table-cell office:value-type="float" office:value="261.72" calcext:value-type="float">
            <text:p>261.72</text:p>
          </table:table-cell>
          <table:table-cell office:value-type="float" office:value="410.86" calcext:value-type="float">
            <text:p>410.86</text:p>
          </table:table-cell>
          <table:table-cell/>
        </table:table-row>
        <table:table-row table:style-name="ro1">
          <table:table-cell/>
          <table:table-cell office:value-type="float" office:value="331.62" calcext:value-type="float">
            <text:p>331.62</text:p>
          </table:table-cell>
          <table:table-cell office:value-type="float" office:value="416.53" calcext:value-type="float">
            <text:p>416.53</text:p>
          </table:table-cell>
          <table:table-cell/>
        </table:table-row>
        <table:table-row table:style-name="ro1">
          <table:table-cell/>
          <table:table-cell office:value-type="float" office:value="395.23" calcext:value-type="float">
            <text:p>395.23</text:p>
          </table:table-cell>
          <table:table-cell office:value-type="float" office:value="764.74" calcext:value-type="float">
            <text:p>764.74</text:p>
          </table:table-cell>
          <table:table-cell/>
        </table:table-row>
        <table:table-row table:style-name="ro1">
          <table:table-cell/>
          <table:table-cell office:value-type="float" office:value="29.81" calcext:value-type="float">
            <text:p>29.81</text:p>
          </table:table-cell>
          <table:table-cell office:value-type="float" office:value="427.32" calcext:value-type="float">
            <text:p>427.32</text:p>
          </table:table-cell>
          <table:table-cell/>
        </table:table-row>
        <table:table-row table:style-name="ro1">
          <table:table-cell/>
          <table:table-cell office:value-type="float" office:value="10.14" calcext:value-type="float">
            <text:p>10.14</text:p>
          </table:table-cell>
          <table:table-cell office:value-type="float" office:value="431.63" calcext:value-type="float">
            <text:p>431.63</text:p>
          </table:table-cell>
          <table:table-cell/>
        </table:table-row>
        <table:table-row table:style-name="ro1">
          <table:table-cell/>
          <table:table-cell office:value-type="float" office:value="8.73" calcext:value-type="float">
            <text:p>8.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.78" calcext:value-type="float">
            <text:p>39.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5" calcext:value-type="float">
            <text:p>10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89" calcext:value-type="float">
            <text:p>3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8" calcext:value-type="float">
            <text:p>16.28</text:p>
          </table:table-cell>
          <table:table-cell office:value-type="float" office:value="17.31" calcext:value-type="float">
            <text:p>17.31</text:p>
          </table:table-cell>
          <table:table-cell/>
        </table:table-row>
        <table:table-row table:style-name="ro1">
          <table:table-cell/>
          <table:table-cell office:value-type="float" office:value="19.34" calcext:value-type="float">
            <text:p>19.34</text:p>
          </table:table-cell>
          <table:table-cell office:value-type="float" office:value="19.91" calcext:value-type="float">
            <text:p>19.91</text:p>
          </table:table-cell>
          <table:table-cell/>
        </table:table-row>
        <table:table-row table:style-name="ro1">
          <table:table-cell/>
          <table:table-cell office:value-type="float" office:value="26.44" calcext:value-type="float">
            <text:p>26.44</text:p>
          </table:table-cell>
          <table:table-cell office:value-type="float" office:value="24.46" calcext:value-type="float">
            <text:p>24.46</text:p>
          </table:table-cell>
          <table:table-cell/>
        </table:table-row>
        <table:table-row table:style-name="ro1">
          <table:table-cell/>
          <table:table-cell office:value-type="float" office:value="34.84" calcext:value-type="float">
            <text:p>34.84</text:p>
          </table:table-cell>
          <table:table-cell office:value-type="float" office:value="257.67" calcext:value-type="float">
            <text:p>257.67</text:p>
          </table:table-cell>
          <table:table-cell/>
        </table:table-row>
        <table:table-row table:style-name="ro1">
          <table:table-cell/>
          <table:table-cell office:value-type="float" office:value="14.66" calcext:value-type="float">
            <text:p>14.6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24.78" calcext:value-type="float">
            <text:p>24.78</text:p>
          </table:table-cell>
          <table:table-cell office:value-type="float" office:value="249.83" calcext:value-type="float">
            <text:p>249.83</text:p>
          </table:table-cell>
          <table:table-cell/>
        </table:table-row>
        <table:table-row table:style-name="ro1">
          <table:table-cell/>
          <table:table-cell office:value-type="float" office:value="39.32" calcext:value-type="float">
            <text:p>39.32</text:p>
          </table:table-cell>
          <table:table-cell office:value-type="float" office:value="243.13" calcext:value-type="float">
            <text:p>243.13</text:p>
          </table:table-cell>
          <table:table-cell/>
        </table:table-row>
        <table:table-row table:style-name="ro1">
          <table:table-cell/>
          <table:table-cell office:value-type="float" office:value="54.9" calcext:value-type="float">
            <text:p>54.9</text:p>
          </table:table-cell>
          <table:table-cell office:value-type="float" office:value="400.67" calcext:value-type="float">
            <text:p>400.67</text:p>
          </table:table-cell>
          <table:table-cell/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9" calcext:value-type="float">
            <text:p>5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9" calcext:value-type="float">
            <text:p>2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6" calcext:value-type="float">
            <text:p>19.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3" calcext:value-type="float">
            <text:p>9.63</text:p>
          </table:table-cell>
          <table:table-cell office:value-type="float" office:value="178.36" calcext:value-type="float">
            <text:p>178.36</text:p>
          </table:table-cell>
          <table:table-cell/>
        </table:table-row>
        <table:table-row table:style-name="ro1">
          <table:table-cell/>
          <table:table-cell office:value-type="float" office:value="18.78" calcext:value-type="float">
            <text:p>18.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8.31" calcext:value-type="float">
            <text:p>428.31</text:p>
          </table:table-cell>
          <table:table-cell office:value-type="float" office:value="329.7" calcext:value-type="float">
            <text:p>329.7</text:p>
          </table:table-cell>
          <table:table-cell/>
        </table:table-row>
        <table:table-row table:style-name="ro1">
          <table:table-cell/>
          <table:table-cell office:value-type="float" office:value="551.2" calcext:value-type="float">
            <text:p>55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.74" calcext:value-type="float">
            <text:p>99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41" calcext:value-type="float">
            <text:p>30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9" calcext:value-type="float">
            <text:p>13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88" calcext:value-type="float">
            <text:p>8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6" calcext:value-type="float">
            <text:p>2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8" calcext:value-type="float">
            <text:p>11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2" calcext:value-type="float">
            <text:p>17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1" calcext:value-type="float">
            <text:p>3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.63" calcext:value-type="float">
            <text:p>46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3" calcext:value-type="float">
            <text:p>25.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92" calcext:value-type="float">
            <text:p>8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41" calcext:value-type="float">
            <text:p>13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18" calcext:value-type="float">
            <text:p>6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17" calcext:value-type="float">
            <text:p>35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73" calcext:value-type="float">
            <text:p>33.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18" calcext:value-type="float">
            <text:p>14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95" calcext:value-type="float">
            <text:p>8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.45" calcext:value-type="float">
            <text:p>79.45</text:p>
          </table:table-cell>
          <table:table-cell office:value-type="float" office:value="67.69" calcext:value-type="float">
            <text:p>67.69</text:p>
          </table:table-cell>
          <table:table-cell/>
        </table:table-row>
        <table:table-row table:style-name="ro1">
          <table:table-cell/>
          <table:table-cell office:value-type="float" office:value="143.5" calcext:value-type="float">
            <text:p>14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1" calcext:value-type="float">
            <text:p>1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53" calcext:value-type="float">
            <text:p>27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28" calcext:value-type="float">
            <text:p>17.28</text:p>
          </table:table-cell>
          <table:table-cell office:value-type="float" office:value="60.28" calcext:value-type="float">
            <text:p>60.28</text:p>
          </table:table-cell>
          <table:table-cell/>
        </table:table-row>
        <table:table-row table:style-name="ro1">
          <table:table-cell/>
          <table:table-cell office:value-type="float" office:value="35.44" calcext:value-type="float">
            <text:p>35.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6" calcext:value-type="float">
            <text:p>11.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86" calcext:value-type="float">
            <text:p>18.86</text:p>
          </table:table-cell>
          <table:table-cell office:value-type="float" office:value="36.8" calcext:value-type="float">
            <text:p>36.8</text:p>
          </table:table-cell>
          <table:table-cell/>
        </table:table-row>
        <table:table-row table:style-name="ro1">
          <table:table-cell/>
          <table:table-cell office:value-type="float" office:value="36.07" calcext:value-type="float">
            <text:p>36.07</text:p>
          </table:table-cell>
          <table:table-cell office:value-type="float" office:value="49.82" calcext:value-type="float">
            <text:p>49.82</text:p>
          </table:table-cell>
          <table:table-cell/>
        </table:table-row>
        <table:table-row table:style-name="ro1">
          <table:table-cell/>
          <table:table-cell office:value-type="float" office:value="51.96" calcext:value-type="float">
            <text:p>51.96</text:p>
          </table:table-cell>
          <table:table-cell office:value-type="float" office:value="59.91" calcext:value-type="float">
            <text:p>59.91</text:p>
          </table:table-cell>
          <table:table-cell/>
        </table:table-row>
        <table:table-row table:style-name="ro1">
          <table:table-cell/>
          <table:table-cell office:value-type="float" office:value="66.27" calcext:value-type="float">
            <text:p>66.27</text:p>
          </table:table-cell>
          <table:table-cell office:value-type="float" office:value="70.55" calcext:value-type="float">
            <text:p>70.55</text:p>
          </table:table-cell>
          <table:table-cell/>
        </table:table-row>
        <table:table-row table:style-name="ro1">
          <table:table-cell/>
          <table:table-cell office:value-type="float" office:value="77.04" calcext:value-type="float">
            <text:p>77.04</text:p>
          </table:table-cell>
          <table:table-cell office:value-type="float" office:value="83.23" calcext:value-type="float">
            <text:p>83.23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9.26" calcext:value-type="float">
            <text:p>89.26</text:p>
          </table:table-cell>
          <table:table-cell/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office:value-type="float" office:value="92.88" calcext:value-type="float">
            <text:p>92.88</text:p>
          </table:table-cell>
          <table:table-cell/>
        </table:table-row>
        <table:table-row table:style-name="ro1">
          <table:table-cell/>
          <table:table-cell office:value-type="float" office:value="10.42" calcext:value-type="float">
            <text:p>10.42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/>
          <table:table-cell office:value-type="float" office:value="2.77" calcext:value-type="float">
            <text:p>2.77</text:p>
          </table:table-cell>
          <table:table-cell office:value-type="float" office:value="52.8" calcext:value-type="float">
            <text:p>52.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9.14" calcext:value-type="float">
            <text:p>269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1:14:16.142993921</meta:creation-date>
    <dc:date>2019-04-04T12:37:12.607636745</dc:date>
    <meta:editing-duration>PT40M19S</meta:editing-duration>
    <meta:editing-cycles>3</meta:editing-cycles>
    <meta:generator>LibreOffice/6.0.7.3$Linux_X86_64 LibreOffice_project/00m0$Build-3</meta:generator>
    <meta:document-statistic meta:table-count="1" meta:cell-count="231" meta:object-count="0"/>
  </office:meta>
</office:document-meta>
</file>